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fo:background-color="#66ff99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ccff66" fo:border="0.06pt solid #000000"/>
    </style:style>
    <style:style style:name="ce14" style:family="table-cell" style:parent-style-name="Default">
      <style:table-cell-properties fo:background-color="#ff0000" fo:border="0.06pt solid #000000"/>
      <style:text-properties fo:color="#000000"/>
    </style:style>
    <style:style style:name="ce15" style:family="table-cell" style:parent-style-name="Default">
      <style:table-cell-properties fo:background-color="#ffcc00" fo:border="0.06pt solid #000000"/>
    </style:style>
    <style:style style:name="ce1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ackground-color="#ff0000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9" office:value-type="string" calcext:value-type="string">
            <text:p>HIPS</text:p>
          </table:table-cell>
          <table:table-cell table:style-name="ce9" table:number-columns-repeated="2"/>
          <table:table-cell table:style-name="ce13" office:value-type="string" calcext:value-type="string">
            <text:p>ABS</text:p>
          </table:table-cell>
          <table:table-cell table:style-name="ce13" table:number-columns-repeated="2"/>
          <table:table-cell table:style-name="ce15" office:value-type="string" calcext:value-type="string">
            <text:p>PLA</text:p>
          </table:table-cell>
          <table:table-cell table:style-name="ce15" table:number-columns-repeated="2"/>
          <table:table-cell table:number-columns-repeated="3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Fast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Slow</text:p>
          </table:table-cell>
          <table:table-cell table:style-name="ce13" office:value-type="string" calcext:value-type="string">
            <text:p>Fast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Slow</text:p>
          </table:table-cell>
          <table:table-cell table:style-name="ce15" office:value-type="string" calcext:value-type="string">
            <text:p>Fast</text:p>
          </table:table-cell>
          <table:table-cell table:style-name="ce15" office:value-type="string" calcext:value-type="string">
            <text:p>Medium</text:p>
          </table:table-cell>
          <table:table-cell table:style-name="ce15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0" table:number-columns-repeated="6"/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layer_height</text:p>
          </table:table-cell>
          <table:table-cell table:style-name="ce1" office:value-type="float" office:value="0.1" calcext:value-type="float">
            <text:p>0.1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5" calcext:value-type="float">
            <text:p>0.25</text:p>
          </table:table-cell>
          <table:table-cell table:style-name="ce2" office:value-type="float" office:value="0.16" calcext:value-type="float">
            <text:p>0.16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5" calcext:value-type="float">
            <text:p>0.25</text:p>
          </table:table-cell>
          <table:table-cell table:style-name="ce2" office:value-type="float" office:value="0.18" calcext:value-type="float">
            <text:p>0.18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14" calcext:value-type="float">
            <text:p>0.14</text:p>
          </table:table-cell>
          <table:table-cell table:style-name="ce17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style-name="ce1" office:value-type="string" calcext:value-type="string">
            <text:p>solid_layer_thickness<text:span text:style-name="T1"> (top/bottom)</text:span>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6" table:style-name="ce10" office:value-type="float" office:value="0.8" calcext:value-type="float">
            <text:p>0.8</text:p>
          </table:table-cell>
          <table:table-cell table:number-columns-repeated="3" table:style-name="ce10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wall_thickness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9" table:style-name="ce10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ill_density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10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speed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5" table:style-name="ce10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temperatur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6" table:style-name="ce10" office:value-type="float" office:value="240" calcext:value-type="float">
            <text:p>240</text:p>
          </table:table-cell>
          <table:table-cell table:number-columns-repeated="3" table:style-name="ce2" office:value-type="float" office:value="205" calcext:value-type="float">
            <text:p>20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bed_temperature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"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60" calcext:value-type="float">
            <text:p>6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speed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" table:style-name="ce10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amount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ho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0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ottom_thickness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9" table:style-name="ce10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layer0_width_facto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9" table:style-name="ce10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ravel_speed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6" table:style-name="ce10" office:value-type="float" office:value="175" calcext:value-type="float">
            <text:p>175</text:p>
          </table:table-cell>
          <table:table-cell table:number-columns-repeated="3" table:style-name="ce16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ottom_layer_spee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 table:style-name="ce10" office:value-type="float" office:value="25" calcext:value-type="float">
            <text:p>25</text:p>
          </table:table-cell>
          <table:table-cell table:number-columns-repeated="3" table:style-name="ce2" office:value-type="float" office:value="15" calcext:value-type="float">
            <text:p>1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fill_spee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0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3" table:style-name="ce2" office:value-type="float" office:value="40" calcext:value-type="float">
            <text:p>4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set0_spee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" table:style-name="ce2" office:value-type="float" office:value="30" calcext:value-type="float">
            <text:p>3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setx_spee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3" table:style-name="ce2" office:value-type="float" office:value="35" calcext:value-type="float">
            <text:p>3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min_layer_tim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0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1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kirt_minimal_length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9" table:style-name="ce10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full_height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6" table:style-name="ce10" office:value-type="float" office:value="0.5" calcext:value-type="float">
            <text:p>0.5</text:p>
          </table:table-cell>
          <table:table-cell table:number-columns-repeated="3" table:style-name="ce2" office:value-type="float" office:value="0.5" calcext:value-type="float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speed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0" office:value-type="float" office:value="40" calcext:value-type="float">
            <text:p>40</text:p>
          </table:table-cell>
          <table:table-cell table:number-columns-repeated="3" table:style-name="ce2" office:value-type="float" office:value="75" calcext:value-type="float">
            <text:p>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speed_max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0" office:value-type="float" office:value="50" calcext:value-type="float">
            <text:p>50</text:p>
          </table:table-cell>
          <table:table-cell table:number-columns-repeated="3" table:style-name="ce14" office:value-type="float" office:value="60" calcext:value-type="float">
            <text:p>60</text:p>
          </table:table-cell>
          <table:table-cell table:number-columns-repeated="3" table:style-name="ce10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min_feed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 table:style-name="ce10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head_lift</text:p>
          </table:table-cell>
          <table:table-cell table:style-name="ce5" office:value-type="string" calcext:value-type="string">
            <text:p>False</text:p>
          </table:table-cell>
          <table:table-cell table:number-columns-repeated="9" table:style-name="ce11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rim_line_coun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10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kirt_line_cou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0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enabled</text:p>
          </table:table-cell>
          <table:table-cell table:style-name="ce5" office:value-type="string" calcext:value-type="string">
            <text:p>True</text:p>
          </table:table-cell>
          <table:table-cell table:number-columns-repeated="9" table:style-name="ce11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aft_airgap</text:p>
          </table:table-cell>
          <table:table-cell table:style-name="ce5" office:value-type="string" calcext:value-type="string">
            <text:p>0.22</text:p>
          </table:table-cell>
          <table:table-cell table:number-columns-repeated="9" table:style-name="ce11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Minimal extrusion before retracting</text:p>
          </table:table-cell>
          <table:table-cell table:number-columns-repeated="10" table:style-name="ce6" office:value-type="string" calcext:value-type="string">
            <text:p>0.005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style-name="ce8"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Support (same for all)</text:p>
          </table:table-cell>
          <table:table-cell table:style-name="ce7"/>
          <table:table-cell table:style-name="ce8" table:number-columns-repeated="9"/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8" table:number-columns-repeated="9"/>
          <table:table-cell table:number-columns-repeated="3"/>
        </table:table-row>
        <table:table-row table:style-name="ro1">
          <table:table-cell table:style-name="ce4" office:value-type="string" calcext:value-type="string">
            <text:p>support_type</text:p>
          </table:table-cell>
          <table:table-cell table:style-name="ce8"/>
          <table:table-cell table:style-name="ce8" office:value-type="string" calcext:value-type="string">
            <text:p>lines</text:p>
          </table:table-cell>
          <table:table-cell table:style-name="ce8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upport_angle</text:p>
          </table:table-cell>
          <table:table-cell table:style-name="ce8"/>
          <table:table-cell table:style-name="ce8" office:value-type="string" calcext:value-type="string">
            <text:p>45</text:p>
          </table:table-cell>
          <table:table-cell table:style-name="ce8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upport_fill_rate</text:p>
          </table:table-cell>
          <table:table-cell table:style-name="ce8"/>
          <table:table-cell table:style-name="ce8" office:value-type="string" calcext:value-type="string">
            <text:p>30</text:p>
          </table:table-cell>
          <table:table-cell table:style-name="ce8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upport_xy_distance</text:p>
          </table:table-cell>
          <table:table-cell table:style-name="ce8"/>
          <table:table-cell table:style-name="ce8" office:value-type="string" calcext:value-type="string">
            <text:p>0.7</text:p>
          </table:table-cell>
          <table:table-cell table:style-name="ce8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upport_z_distance</text:p>
          </table:table-cell>
          <table:table-cell table:style-name="ce8"/>
          <table:table-cell table:style-name="ce8" office:value-type="string" calcext:value-type="string">
            <text:p>0.05</text:p>
          </table:table-cell>
          <table:table-cell table:style-name="ce8" table:number-columns-repeated="8"/>
          <table:table-cell table:number-columns-repeated="3"/>
        </table:table-row>
        <table:table-row table:style-name="ro3" table:number-rows-repeated="2">
          <table:table-cell/>
          <table:table-cell table:style-name="ce7"/>
          <table:table-cell table:style-name="ce8" table:number-columns-repeated="9"/>
          <table:table-cell table:number-columns-repeated="3"/>
        </table:table-row>
        <table:table-row table:style-name="ro3"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9" table:style-name="ce4"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table:style-name="ce12" office:value-type="string" calcext:value-type="string" table:number-columns-spanned="3" table:number-rows-spanned="1">
            <text:p>Tweak at Z, change bed temp to 80 at 50mm</text:p>
          </table:table-cell>
          <table:covered-table-cell table:number-columns-repeated="2" table:style-name="ce4"/>
          <table:table-cell table:style-name="ce12" office:value-type="string" calcext:value-type="string" table:number-columns-spanned="3" table:number-rows-spanned="1">
            <text:p>Tweak at Z, change bed temp to 80 at 50mm</text:p>
          </table:table-cell>
          <table:covered-table-cell table:number-columns-repeated="2" table:style-name="ce4" office:value-type="string" calcext:value-type="string">
            <text:p>different</text:p>
          </table:covered-table-cell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nd.gcoce</text:p>
          </table:table-cell>
          <table:table-cell/>
          <table:table-cell table:style-name="ce4" table:number-columns-repeated="6"/>
          <table:table-cell table:number-columns-repeated="3" table:style-name="ce4" office:value-type="string" calcext:value-type="string">
            <text:p>New</text:p>
          </table:table-cell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3" table:number-rows-repeated="7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 table:number-rows-repeated="1048521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HIPS_gco" table:style-name="ta2">
        <table:table-column table:style-name="co2" table:number-columns-repeated="5" table:default-cell-style-name="ce18"/>
        <table:table-column table:style-name="co2" table:number-columns-repeated="4" table:default-cell-style-name="Default"/>
        <table:table-row table:style-name="ro4">
          <table:table-cell table:style-name="ce3" office:value-type="string" calcext:value-type="string">
            <text:p>HIPS Gcode</text:p>
          </table:table-cell>
          <table:table-cell table:style-name="ce3" table:number-columns-repeated="8"/>
        </table:table-row>
        <table:table-row table:style-name="ro3">
          <table:table-cell table:style-name="ce3" table:number-columns-repeated="9"/>
        </table:table-row>
        <table:table-row table:style-name="ro3">
          <table:table-cell table:style-name="ce3" office:value-type="string" calcext:value-type="string">
            <text:p>Start</text:p>
          </table:table-cell>
          <table:table-cell table:style-name="ce3" table:number-columns-repeated="6"/>
          <table:table-cell table:style-name="ce3" office:value-type="string" calcext:value-type="string">
            <text:p>End</text:p>
          </table:table-cell>
          <table:table-cell table:style-name="ce3"/>
        </table:table-row>
        <table:table-row table:style-name="ro3">
          <table:table-cell table:style-name="ce3" table:number-columns-repeated="9"/>
        </table:table-row>
        <table:table-row table:style-name="ro3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1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</table:table>
      <table:table table:name="ABS_gco" table:style-name="ta2">
        <table:table-column table:style-name="co2" table:number-columns-repeated="7" table:default-cell-style-name="ce18"/>
        <table:table-column table:style-name="co2" table:default-cell-style-name="Default"/>
        <table:table-row table:style-name="ro4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3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1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18"/>
        <table:table-column table:style-name="co2" table:number-columns-repeated="7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ce18" table:number-columns-repeated="6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table:style-name="ce18" office:value-type="string" calcext:value-type="string">
            <text:p>M400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table:style-name="ce18" office:value-type="string" calcext:value-type="string">
            <text:p>M104 S0 <text:s text:c="37"/>; hotend off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table:style-name="ce18" office:value-type="string" calcext:value-type="string">
            <text:p>M140 S0 <text:s text:c="37"/>; heated bed heater off (if you have it)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table:style-name="ce18" office:value-type="string" calcext:value-type="string">
            <text:p>M107 <text:s text:c="40"/>; fans off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table:style-name="ce18" office:value-type="string" calcext:value-type="string">
            <text:p>G92 E5 <text:s text:c="38"/>; set extruder to 5mm for retract on print end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table:style-name="ce18" office:value-type="string" calcext:value-type="string">
            <text:p>G1 X5 Y5 Z156 E0 F10000 <text:s text:c="21"/>; move to cooling positioning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table:style-name="ce18" office:value-type="string" calcext:value-type="string">
            <text:p>M190 R50 <text:s text:c="36"/>; wait for bed to cool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table:style-name="ce18" office:value-type="string" calcext:value-type="string">
            <text:p>M104 S0 <text:s text:c="37"/>;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table:style-name="ce18" office:value-type="string" calcext:value-type="string">
            <text:p>G1 X145 Y175 Z156 F1000 <text:s text:c="21"/>; move to cooling positioning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table:style-name="ce18" office:value-type="string" calcext:value-type="string">
            <text:p>M84 <text:s text:c="41"/>; steppers off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table:style-name="ce18" office:value-type="string" calcext:value-type="string">
            <text:p>G90 <text:s text:c="41"/>; absolute positioning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table:style-name="ce18" office:value-type="string" calcext:value-type="string">
            <text:p>;{profile_string}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M109 S140 <text:s text:c="19"/>; set to cleaning temp and wait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M109 S140 <text:s text:c="19"/>; heat up rest of way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09 S140 <text:s text:c="19"/>; set to probing tem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204 S300 <text:s text:c="19"/>; Set probing acceler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204 S2000 <text:s text:c="18"/>; Restore standard acceler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 S15 <text:s text:c="22"/>; wait for bed to temp 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08:37:03.969842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12H54M24S</meta:editing-duration>
    <meta:editing-cycles>21</meta:editing-cycles>
    <meta:generator>LibreOffice/4.3.3.2$Linux_X86_64 LibreOffice_project/430m0$Build-2</meta:generator>
    <dc:date>2014-12-22T09:33:57.513275835</dc:date>
    <meta:print-date>2014-12-22T08:08:08.317357124</meta:print-date>
    <meta:document-statistic meta:table-count="4" meta:cell-count="610" meta:object-count="0"/>
  </office:meta>
</office:document-meta>
</file>